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table:align="left"/>
    </style:style>
    <style:style style:name="Table1.A" style:family="table-column">
      <style:table-column-properties style:column-width="1.5201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3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1. Activities 02</text:span></text:p>
      <text:p text:style-name="P2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D01. Activities 02</text:span></text:p>
      <text:list xml:id="list884185008" text:style-name="WWNum1">
        <text:list-item>
          <text:p text:style-name="P15"><text:bookmark text:name="_dbh0n1vac4c8"/>Exercise 01</text:p>
        </text:list-item>
      </text:list>
      <text:p text:style-name="Standard">We have a computer with this instruction se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8">Code </text:span></text:p>
          </table:table-cell>
          <table:table-cell table:style-name="Table1.A1" office:value-type="string">
            <text:p text:style-name="P1"><text:span text:style-name="T8">Instruction </text:span></text:p>
          </table:table-cell>
          <table:table-cell table:style-name="Table1.A1" office:value-type="string">
            <text:p text:style-name="P1"><text:span text:style-name="T8">Descriptio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ENT M(m)</text:span></text:p>
          </table:table-cell>
          <table:table-cell table:style-name="Table1.B2" office:value-type="string">
            <text:p text:style-name="Standard"><text:span text:style-name="T8">000</text:span>mmmmm</text:p>
          </table:table-cell>
          <table:table-cell table:style-name="Table1.C2" office:value-type="string">
            <text:p text:style-name="Standard">Read data from keyboard to memory.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SAL M(m)</text:span></text:p>
          </table:table-cell>
          <table:table-cell table:style-name="Table1.B3" office:value-type="string">
            <text:p text:style-name="Standard"><text:span text:style-name="T8">001</text:span>mmmmm</text:p>
          </table:table-cell>
          <table:table-cell table:style-name="Table1.C3" office:value-type="string">
            <text:p text:style-name="Standard">Show data on screen from memory.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CAR R0, M(m)</text:span></text:p>
          </table:table-cell>
          <table:table-cell table:style-name="Table1.B4" office:value-type="string">
            <text:p text:style-name="Standard"><text:span text:style-name="T8">010</text:span>mmmmm</text:p>
          </table:table-cell>
          <table:table-cell table:style-name="Table1.C4" office:value-type="string">
            <text:p text:style-name="Standard">Load content from a memory address to register R0.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ALM M(m), R0</text:span></text:p>
          </table:table-cell>
          <table:table-cell table:style-name="Table1.B5" office:value-type="string">
            <text:p text:style-name="Standard"><text:span text:style-name="T8">011</text:span>mmmmm</text:p>
          </table:table-cell>
          <table:table-cell table:style-name="Table1.C5" office:value-type="string">
            <text:p text:style-name="Standard">Store content from R0 to a memory address.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MOV Rx, Ry</text:span></text:p>
          </table:table-cell>
          <table:table-cell table:style-name="Table1.B6" office:value-type="string">
            <text:p text:style-name="Standard"><text:span text:style-name="T8">1000</text:span>xxyy</text:p>
          </table:table-cell>
          <table:table-cell table:style-name="Table1.C6" office:value-type="string">
            <text:p text:style-name="Standard">Copy content of RY to RX (X, Y are register numbers).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SUM Rx, Ry</text:span></text:p>
          </table:table-cell>
          <table:table-cell table:style-name="Table1.B7" office:value-type="string">
            <text:p text:style-name="Standard"><text:span text:style-name="T8">1001</text:span>xxyy</text:p>
          </table:table-cell>
          <table:table-cell table:style-name="Table1.C7" office:value-type="string">
            <text:p text:style-name="Standard">Add RX+RY, and it is stored in RX.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RES Rx, Ry</text:span></text:p>
          </table:table-cell>
          <table:table-cell table:style-name="Table1.B8" office:value-type="string">
            <text:p text:style-name="Standard"><text:span text:style-name="T8">1010</text:span>xxyy</text:p>
          </table:table-cell>
          <table:table-cell table:style-name="Table1.C8" office:value-type="string">
            <text:p text:style-name="Standard">Subtract RX-RY and it is stored in RX.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8">MUL Rx, Ry</text:span></text:p>
          </table:table-cell>
          <table:table-cell table:style-name="Table1.B9" office:value-type="string">
            <text:p text:style-name="Standard"><text:span text:style-name="T8">1011</text:span>xxyy</text:p>
          </table:table-cell>
          <table:table-cell table:style-name="Table1.C9" office:value-type="string">
            <text:p text:style-name="Standard">Multiply RX * RY, and it is stored in RX.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8">DIV Rx, Ry</text:span></text:p>
          </table:table-cell>
          <table:table-cell table:style-name="Table1.B10" office:value-type="string">
            <text:p text:style-name="Standard"><text:span text:style-name="T8">1100</text:span>xxyy</text:p>
          </table:table-cell>
          <table:table-cell table:style-name="Table1.C10" office:value-type="string">
            <text:p text:style-name="Standard">Divide RX / RY, and it is stored in RX.</text:p>
          </table:table-cell>
        </table:table-row>
      </table:table>
      <text:p text:style-name="Standard"><text:soft-page-break/></text:p>
      <text:p text:style-name="Standard">Following the instruction sequence (simulating machine code):</text:p>
      <text:p text:style-name="Standard"/>
      <text:p text:style-name="Standard">00001011(A) 00001100(B) 00010001(C) 00011100(D) 01001011 10000100 01011100 10001100 01010001 10001000 10111110 10101101 01001100 10001000 10011110 01010001 10001000 11001110 <text:s text:c="4"/>10000011 <text:s text:c="4"/>01101101 <text:s text:c="4"/>00101101</text:p>
      <text:p text:style-name="Standard"/>
      <text:p text:style-name="Standard">Where A, B, C, D represents the input that is provided using the keyboard and their values are:</text:p>
      <text:p text:style-name="Standard">A=1; B=2; C=3; D=4</text:p>
      <text:p text:style-name="Standard"/>
      <text:list xml:id="list89340651" text:style-name="WWNum2">
        <text:list-item>
          <text:p text:style-name="P7">What is the formula associated to A, B, C, D?</text:p>
        </text:list-item>
        <text:list-item>
          <text:p text:style-name="P8">What is the result shown on screen?</text:p>
        </text:list-item>
        <text:list-item>
          <text:p text:style-name="P8">What is the state of memory?</text:p>
        </text:list-item>
        <text:list-item>
          <text:p text:style-name="P8">If Program Counter (PC) initial value was 258… Which is it actual value?</text:p>
        </text:list-item>
        <text:list-item>
          <text:p text:style-name="P9">How many registers of general purpose (RX) has our architecture?</text:p>
        </text:list-item>
      </text:list>
      <text:p text:style-name="Standard"/>
      <text:p text:style-name="Standard">Share your solution and your doubts in the forum!!! If a classmate has problems with it, try to help him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D01. Functional elements of a computer</text:span></text:p>
      </style:header>
      <style:footer>
        <text:p text:style-name="MP4"><text:span text:style-name="MT1">CFGS DAM/DAW<text:tab/><text:tab/>UD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49" meta:word-count="281" meta:character-count="1607" meta:non-whitespace-character-count="1364"/>
    <meta:generator>LibreOfficeDev/6.0.5.2$Linux_X86_64 LibreOffice_project/</meta:generator>
  </office:meta>
</office:document-meta>
</file>